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eatures der Apps</text:p>
      <text:p text:style-name="Standard"/>
      <text:p text:style-name="Standard">Die Anforderungen und Features der Apps wurden von Sprint 1 bis Sprint 4 stetig erweitert. Angefangen mit eher simplen Anforderungen, gewannen diese im laufe des Projektseminars immer mehr an Komplexität. Im folgenden werden die Anforderungen an die Apps pro Sprint aufgelistet, erläutert.</text:p>
      <text:p text:style-name="Standard"/>
      <text:p text:style-name="Standard">ToDo: scrumm product owner product backlog </text:p>
      <text:p text:style-name="Standard"/>
      <text:p text:style-name="Standard">Sprint 1</text:p>
      <text:p text:style-name="Standard">...</text:p>
      <text:p text:style-name="Standard">...</text:p>
      <text:p text:style-name="Standard">...</text:p>
      <text:p text:style-name="Standard"/>
      <text:p text:style-name="Standard">Aktuelle Informationen anzeigen:</text:p>
      <text:p text:style-name="Standard">...</text:p>
      <text:p text:style-name="Standard">...</text:p>
      <text:p text:style-name="Standard">...</text:p>
      <text:p text:style-name="Standard"/>
      <text:p text:style-name="Standard">Aktuelle Strecke anzeigen:</text:p>
      <text:p text:style-name="Standard">...</text:p>
      <text:p text:style-name="Standard">...</text:p>
      <text:p text:style-name="Standard">...</text:p>
      <text:p text:style-name="Standard"/>
      <text:p text:style-name="Standard">Veröffentlichen neuer Informationen:</text:p>
      <text:p text:style-name="Standard">...</text:p>
      <text:p text:style-name="Standard">...</text:p>
      <text:p text:style-name="Standard">...</text:p>
      <text:p text:style-name="Standard"/>
      <text:p text:style-name="Standard">Erstellen neuer Strecken:</text:p>
      <text:p text:style-name="Standard">...</text:p>
      <text:p text:style-name="Standard">...</text:p>
      <text:p text:style-name="Standard">...</text:p>
      <text:p text:style-name="Standard"/>
      <text:p text:style-name="Standard">Authentifikation des Veranstalters:</text:p>
      <text:p text:style-name="Standard">...</text:p>
      <text:p text:style-name="Standard">...</text:p>
      <text:p text:style-name="Standard">...</text:p>
      <text:p text:style-name="Standard"/>
      <text:p text:style-name="Standard">Anzeigen der Position:</text:p>
      <text:p text:style-name="Standard">...</text:p>
      <text:p text:style-name="Standard">...</text:p>
      <text:p text:style-name="Standard">...</text:p>
      <text:p text:style-name="Standard"/>
      <text:p text:style-name="Standard">Übertragung der GPS daten an den Server:</text:p>
      <text:p text:style-name="Standard">...</text:p>
      <text:p text:style-name="Standard">..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Sprint 2</text:p>
      <text:p text:style-name="Standard">...</text:p>
      <text:p text:style-name="Standard">...</text:p>
      <text:p text:style-name="Standard"/>
      <text:p text:style-name="Standard">Veröffentlichen mehrerer Veranstaltungen:</text:p>
      <text:p text:style-name="Standard">...</text:p>
      <text:p text:style-name="Standard">...</text:p>
      <text:p text:style-name="Standard">...</text:p>
      <text:p text:style-name="Standard"/>
      <text:p text:style-name="Standard">Anzeigen mehrerer Veranstaltungen:</text:p>
      <text:p text:style-name="Standard">...</text:p>
      <text:p text:style-name="Standard">...</text:p>
      <text:p text:style-name="Standard">...</text:p>
      <text:p text:style-name="Standard"/>
      <text:p text:style-name="Standard">Globale Auswertung der Positionen der Teilnehmer:</text:p>
      <text:p text:style-name="Standard">...</text:p>
      <text:p text:style-name="Standard">...</text:p>
      <text:p text:style-name="Standard">...</text:p>
      <text:p text:style-name="Standard"/>
      <text:p text:style-name="Standard">Lokale Auswertung der Position:</text:p>
      <text:p text:style-name="Standard">...</text:p>
      <text:p text:style-name="Standard">...</text:p>
      <text:p text:style-name="Standard">...</text:p>
      <text:p text:style-name="Standard"/>
      <text:p text:style-name="Standard">Veröffentlichen neuer Informationen 2.0:</text:p>
      <text:p text:style-name="Standard">...</text:p>
      <text:p text:style-name="Standard">...</text:p>
      <text:p text:style-name="Standard">...</text:p>
      <text:p text:style-name="Standard"/>
      <text:p text:style-name="Standard">Sprint 3</text:p>
      <text:p text:style-name="Standard">...</text:p>
      <text:p text:style-name="Standard">...</text:p>
      <text:p text:style-name="Standard">...</text:p>
      <text:p text:style-name="Standard">Push-Notifications/ Broadcast-Receiver</text:p>
      <text:p text:style-name="Standard">...</text:p>
      <text:p text:style-name="Standard">...</text:p>
      <text:p text:style-name="Standard">...</text:p>
      <text:p text:style-name="Standard"/>
      <text:p text:style-name="Standard">Lokale Auswertung der Position 2.0:</text:p>
      <text:p text:style-name="Standard">...</text:p>
      <text:p text:style-name="Standard">...</text:p>
      <text:p text:style-name="Standard">...</text:p>
      <text:p text:style-name="Standard"/>
      <text:p text:style-name="Standard">Handhabung der Position:</text:p>
      <text:p text:style-name="Standard">...</text:p>
      <text:p text:style-name="Standard">...</text:p>
      <text:p text:style-name="Standard">...</text:p>
      <text:p text:style-name="Standard"/>
      <text:p text:style-name="Standard">Rechteverwaltung für Veranstalter:</text:p>
      <text:p text:style-name="Standard">...</text:p>
      <text:p text:style-name="Standard"><text:soft-page-break/>...</text:p>
      <text:p text:style-name="Standard">...</text:p>
      <text:p text:style-name="Standard">Sprint 4</text:p>
      <text:p text:style-name="Standard">…</text:p>
      <text:p text:style-name="Standard">…</text:p>
      <text:p text:style-name="Standard">...</text:p>
      <text:p text:style-name="Standard"/>
      <text:p text:style-name="Standard">Lokale Auswertung der Position 3.0</text:p>
      <text:p text:style-name="Standard">...</text:p>
      <text:p text:style-name="Standard">...</text:p>
      <text:p text:style-name="Standard">...</text:p>
      <text:p text:style-name="Standard"/>
      <text:p text:style-name="Standard">Aktuelle Informationen + Notifications</text:p>
      <text:p text:style-name="Standard">...</text:p>
      <text:p text:style-name="Standard">...</text:p>
      <text:p text:style-name="Standard">...</text:p>
      <text:p text:style-name="Standard"/>
      <text:p text:style-name="Standard">Nutzergruppen</text:p>
      <text:p text:style-name="Standard">...</text:p>
      <text:p text:style-name="Standard">...</text:p>
      <text:p text:style-name="Standard">...</text:p>
      <text:p text:style-name="Standard"/>
      <text:p text:style-name="Standard">Erstellen neuer Strecken 2.0</text:p>
      <text:p text:style-name="Standard">...</text:p>
      <text:p text:style-name="Standard">...</text:p>
      <text:p text:style-name="Standard">..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4:08:31.574000000</meta:creation-date>
    <dc:date>2015-03-13T15:17:21.70</dc:date>
    <meta:editing-duration>PT14M52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3" meta:paragraph-count="97" meta:word-count="201" meta:character-count="1242"/>
  </office:meta>
</office:document-meta>
</file>